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83a" officeooo:paragraph-rsid="000a983a"/>
    </style:style>
    <style:style style:name="P2" style:family="paragraph" style:parent-style-name="Text_20_body">
      <style:text-properties officeooo:rsid="0018f326" officeooo:paragraph-rsid="0018f326"/>
    </style:style>
    <style:style style:name="P3" style:family="paragraph" style:parent-style-name="Heading_20_4">
      <style:text-properties officeooo:paragraph-rsid="002a29e1"/>
    </style:style>
    <style:style style:name="P4" style:family="paragraph" style:parent-style-name="Text_20_body" style:list-style-name="L1">
      <style:text-properties officeooo:rsid="000a983a" officeooo:paragraph-rsid="000a983a"/>
    </style:style>
    <style:style style:name="P5" style:family="paragraph" style:parent-style-name="Text_20_body" style:list-style-name="L1">
      <style:text-properties officeooo:rsid="000cfa29" officeooo:paragraph-rsid="000a983a"/>
    </style:style>
    <style:style style:name="P6" style:family="paragraph" style:parent-style-name="Text_20_body" style:list-style-name="L3">
      <style:text-properties officeooo:rsid="000cfa29" officeooo:paragraph-rsid="002a29e1"/>
    </style:style>
    <style:style style:name="P7" style:family="paragraph" style:parent-style-name="Text_20_body" style:list-style-name="L1">
      <style:text-properties officeooo:rsid="000da69f" officeooo:paragraph-rsid="00358099"/>
    </style:style>
    <style:style style:name="P8" style:family="paragraph" style:parent-style-name="Text_20_body" style:list-style-name="L2">
      <style:text-properties officeooo:rsid="000da69f" officeooo:paragraph-rsid="0011e82f"/>
    </style:style>
    <style:style style:name="P9" style:family="paragraph" style:parent-style-name="Text_20_body" style:list-style-name="L2">
      <style:text-properties officeooo:rsid="000f7f85" officeooo:paragraph-rsid="000f7f85"/>
    </style:style>
    <style:style style:name="P10" style:family="paragraph" style:parent-style-name="Text_20_body" style:list-style-name="L2">
      <style:text-properties officeooo:rsid="0011e82f" officeooo:paragraph-rsid="0011e82f"/>
    </style:style>
    <style:style style:name="P11" style:family="paragraph" style:parent-style-name="Text_20_body" style:list-style-name="L3">
      <style:text-properties officeooo:paragraph-rsid="002a29e1"/>
    </style:style>
    <style:style style:name="P12" style:family="paragraph" style:parent-style-name="Text_20_body" style:list-style-name="L3">
      <style:text-properties officeooo:rsid="0020878f" officeooo:paragraph-rsid="002a29e1"/>
    </style:style>
    <style:style style:name="P13" style:family="paragraph" style:parent-style-name="Text_20_body">
      <style:text-properties officeooo:rsid="0020878f" officeooo:paragraph-rsid="002a29e1"/>
    </style:style>
    <style:style style:name="P14" style:family="paragraph" style:parent-style-name="Text_20_body" style:list-style-name="L3">
      <style:text-properties officeooo:rsid="00227297" officeooo:paragraph-rsid="002a29e1"/>
    </style:style>
    <style:style style:name="P15" style:family="paragraph" style:parent-style-name="Text_20_body" style:list-style-name="L3">
      <style:text-properties officeooo:rsid="0018f326" officeooo:paragraph-rsid="0018f326"/>
    </style:style>
    <style:style style:name="P16" style:family="paragraph" style:parent-style-name="Text_20_body" style:list-style-name="L3">
      <style:text-properties officeooo:rsid="0018f326" officeooo:paragraph-rsid="00148fdd"/>
    </style:style>
    <style:style style:name="P17" style:family="paragraph" style:parent-style-name="Text_20_body" style:list-style-name="L3">
      <style:text-properties officeooo:rsid="0026b54d" officeooo:paragraph-rsid="002a29e1"/>
    </style:style>
    <style:style style:name="P18" style:family="paragraph" style:parent-style-name="Text_20_body" style:list-style-name="L3">
      <style:text-properties officeooo:rsid="0019098c" officeooo:paragraph-rsid="002a29e1"/>
    </style:style>
    <style:style style:name="P19" style:family="paragraph" style:parent-style-name="Text_20_body">
      <style:text-properties officeooo:rsid="0019098c" officeooo:paragraph-rsid="002a29e1"/>
    </style:style>
    <style:style style:name="P20" style:family="paragraph" style:parent-style-name="Text_20_body" style:list-style-name="L3">
      <style:text-properties officeooo:rsid="00218483" officeooo:paragraph-rsid="002a29e1"/>
    </style:style>
    <style:style style:name="P21" style:family="paragraph" style:parent-style-name="Text_20_body" style:list-style-name="L3">
      <style:text-properties officeooo:rsid="0020623e" officeooo:paragraph-rsid="002a29e1"/>
    </style:style>
    <style:style style:name="P22" style:family="paragraph" style:parent-style-name="Text_20_body" style:list-style-name="L3">
      <style:text-properties officeooo:rsid="00281358" officeooo:paragraph-rsid="002a29e1"/>
    </style:style>
    <style:style style:name="P23" style:family="paragraph" style:parent-style-name="Text_20_body">
      <style:text-properties officeooo:rsid="0017022e" officeooo:paragraph-rsid="002a29e1"/>
    </style:style>
    <style:style style:name="P24" style:family="paragraph" style:parent-style-name="Text_20_body" style:list-style-name="L3">
      <style:text-properties officeooo:rsid="00148fdd" officeooo:paragraph-rsid="00148fdd"/>
    </style:style>
    <style:style style:name="P25" style:family="paragraph" style:parent-style-name="Text_20_body" style:list-style-name="L3">
      <style:text-properties officeooo:rsid="001685b5" officeooo:paragraph-rsid="0018f326"/>
    </style:style>
    <style:style style:name="P26" style:family="paragraph" style:parent-style-name="Text_20_body" style:list-style-name="L4">
      <style:text-properties officeooo:rsid="002a29e1" officeooo:paragraph-rsid="002a29e1"/>
    </style:style>
    <style:style style:name="P27" style:family="paragraph" style:parent-style-name="Text_20_body">
      <style:text-properties officeooo:paragraph-rsid="002a29e1"/>
    </style:style>
    <style:style style:name="P28" style:family="paragraph" style:parent-style-name="Text_20_body" style:list-style-name="L4">
      <style:text-properties officeooo:paragraph-rsid="002a29e1"/>
    </style:style>
    <style:style style:name="P29" style:family="paragraph" style:parent-style-name="Text_20_body" style:list-style-name="L4">
      <style:text-properties officeooo:rsid="002a4493" officeooo:paragraph-rsid="002a4493"/>
    </style:style>
    <style:style style:name="P30" style:family="paragraph" style:parent-style-name="Text_20_body">
      <style:text-properties officeooo:rsid="002a4493" officeooo:paragraph-rsid="002a4493"/>
    </style:style>
    <style:style style:name="P31" style:family="paragraph" style:parent-style-name="Text_20_body" style:list-style-name="L5">
      <style:text-properties officeooo:rsid="002a4493" officeooo:paragraph-rsid="002a4493"/>
    </style:style>
    <style:style style:name="P32" style:family="paragraph" style:parent-style-name="Text_20_body" style:list-style-name="L5">
      <style:text-properties officeooo:paragraph-rsid="002a4493"/>
    </style:style>
    <style:style style:name="P33" style:family="paragraph" style:parent-style-name="Text_20_body" style:list-style-name="L3">
      <style:text-properties officeooo:rsid="002a493d" officeooo:paragraph-rsid="002c06ef"/>
    </style:style>
    <style:style style:name="P34" style:family="paragraph" style:parent-style-name="Text_20_body" style:list-style-name="L6">
      <style:text-properties officeooo:paragraph-rsid="0030ab5d"/>
    </style:style>
    <style:style style:name="P35" style:family="paragraph" style:parent-style-name="Text_20_body" style:list-style-name="L6">
      <style:text-properties officeooo:rsid="0030ab5d" officeooo:paragraph-rsid="0030ab5d"/>
    </style:style>
    <style:style style:name="P36" style:family="paragraph" style:parent-style-name="Text_20_body" style:list-style-name="L7">
      <style:text-properties officeooo:rsid="0032aff2" officeooo:paragraph-rsid="0032aff2"/>
    </style:style>
    <style:style style:name="P37" style:family="paragraph" style:parent-style-name="Text_20_body" style:list-style-name="L7">
      <style:text-properties officeooo:rsid="0033b45d" officeooo:paragraph-rsid="0033b45d"/>
    </style:style>
    <style:style style:name="P38" style:family="paragraph" style:parent-style-name="Text_20_body" style:list-style-name="L1">
      <style:text-properties officeooo:rsid="00358099" officeooo:paragraph-rsid="00358099"/>
    </style:style>
    <style:style style:name="P39" style:family="paragraph" style:parent-style-name="Text_20_body">
      <style:text-properties officeooo:rsid="0036f575" officeooo:paragraph-rsid="0036f575"/>
    </style:style>
    <style:style style:name="P40" style:family="paragraph" style:parent-style-name="Heading_20_1">
      <style:text-properties officeooo:rsid="000cfa29" officeooo:paragraph-rsid="000a983a"/>
    </style:style>
    <style:style style:name="P41" style:family="paragraph" style:parent-style-name="Heading_20_3">
      <style:text-properties officeooo:paragraph-rsid="002a29e1"/>
    </style:style>
    <style:style style:name="T1" style:family="text">
      <style:text-properties officeooo:rsid="000b4ca9"/>
    </style:style>
    <style:style style:name="T2" style:family="text">
      <style:text-properties officeooo:rsid="000cfa29"/>
    </style:style>
    <style:style style:name="T3" style:family="text">
      <style:text-properties officeooo:rsid="000f7f85"/>
    </style:style>
    <style:style style:name="T4" style:family="text">
      <style:text-properties officeooo:rsid="0011e82f"/>
    </style:style>
    <style:style style:name="T5" style:family="text">
      <style:text-properties officeooo:rsid="0018f326"/>
    </style:style>
    <style:style style:name="T6" style:family="text">
      <style:text-properties officeooo:rsid="0020878f"/>
    </style:style>
    <style:style style:name="T7" style:family="text">
      <style:text-properties officeooo:rsid="00218483"/>
    </style:style>
    <style:style style:name="T8" style:family="text">
      <style:text-properties officeooo:rsid="00227297"/>
    </style:style>
    <style:style style:name="T9" style:family="text">
      <style:text-properties officeooo:rsid="00281358"/>
    </style:style>
    <style:style style:name="T10" style:family="text">
      <style:text-properties officeooo:rsid="00284dba"/>
    </style:style>
    <style:style style:name="T11" style:family="text">
      <style:text-properties officeooo:rsid="002a29e1"/>
    </style:style>
    <style:style style:name="T12" style:family="text">
      <style:text-properties officeooo:rsid="002a4493"/>
    </style:style>
    <style:style style:name="T13" style:family="text">
      <style:text-properties officeooo:rsid="002c06ef"/>
    </style:style>
    <style:style style:name="T14" style:family="text">
      <style:text-properties officeooo:rsid="002f4110"/>
    </style:style>
    <style:style style:name="T15" style:family="text">
      <style:text-properties officeooo:rsid="0030ab5d"/>
    </style:style>
    <style:style style:name="T16" style:family="text">
      <style:text-properties officeooo:rsid="00316812"/>
    </style:style>
    <style:style style:name="T17" style:family="text">
      <style:text-properties officeooo:rsid="003580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ersion 1.0 last change</text:span> 2020-11-13</text:p>
      <text:h text:style-name="P40" text:outline-level="1">Sequence</text:h>
      <text:list xml:id="list2107223379" text:style-name="L1">
        <text:list-item>
          <text:p text:style-name="P4">capture motion from webcam (Raspberry Pi 3) </text:p>
        </text:list-item>
        <text:list-item>
          <text:p text:style-name="P4">save video sequences to Firebase (Cloud Firestore)</text:p>
        </text:list-item>
        <text:list-item>
          <text:p text:style-name="P4">frontend to administrate, search and view motion </text:p>
        </text:list-item>
      </text:list>
      <text:h text:style-name="Heading_20_1" text:outline-level="1"><text:span text:style-name="T2">Class MotionBuffer</text:span> </text:h>
      <text:h text:style-name="Heading_20_3" text:outline-level="3">Purpose</text:h>
      <text:list xml:id="list225029999129837" text:continue-numbering="true" text:style-name="L1">
        <text:list-item>
          <text:p text:style-name="P4">store incoming video continuously to ringbuffer<text:span text:style-name="T2"> (deque)</text:span></text:p>
        </text:list-item>
        <text:list-item>
          <text:p text:style-name="P5">allows 3 different threads to access functions</text:p>
        </text:list-item>
        <text:list-item>
          <text:p text:style-name="P38">notifies about new motion files availble to module for cloud persistance (LocalToCloud)</text:p>
        </text:list-item>
      </text:list>
      <text:h text:style-name="Heading_20_3" text:outline-level="3">Functions</text:h>
      <text:list xml:id="list225029013563666" text:continue-numbering="true" text:style-name="L1">
        <text:list-item>
          <text:p text:style-name="P7"><text:span text:style-name="T17">pushToBuffer</text:span>(cv::Mat frame)</text:p>
          <text:list>
            <text:list-item>
              <text:p text:style-name="P7"><text:span text:style-name="T17">appends video frame to ring buffer</text:span></text:p>
            </text:list-item>
          </text:list>
        </text:list-item>
        <text:list-item>
          <text:p text:style-name="P7"><text:span text:style-name="T17">setSaveToDisk()</text:span></text:p>
          <text:list>
            <text:list-item>
              <text:p text:style-name="P7"><text:span text:style-name="T17">on rising edge: enables save to disk mode<text:line-break/>as long as true: pre-buffer and consecutive frames will be saved in video file on disk</text:span></text:p>
            </text:list-item>
            <text:list-item>
              <text:p text:style-name="P38">on falling edge: disables save to disk mode<text:line-break/>saving to disk will be finished, indicated by isSaveToDiskRunning</text:p>
            </text:list-item>
          </text:list>
        </text:list-item>
        <text:list-item>
          <text:p text:style-name="P38">std::string getMotionFileName()</text:p>
          <text:list>
            <text:list-item>
              <text:p text:style-name="P38">gets file name of just finished writing process</text:p>
            </text:list-item>
          </text:list>
        </text:list-item>
      </text:list>
      <text:h text:style-name="Heading_20_3" text:outline-level="3"><text:span text:style-name="T12">Interface</text:span></text:h>
      <text:list xml:id="list2004194560" text:style-name="L2">
        <text:list-item>
          <text:p text:style-name="P9">OUT</text:p>
          <text:list>
            <text:list-item>
              <text:p text:style-name="P8">isFrame<text:span text:style-name="T4">ForDetection</text:span>Ready<text:span text:style-name="T3"> (condition variable)</text:span></text:p>
            </text:list-item>
            <text:list-item>
              <text:p text:style-name="P10">isSaveToDiskReady</text:p>
            </text:list-item>
          </text:list>
        </text:list-item>
        <text:list-item>
          <text:p text:style-name="P9">IN</text:p>
          <text:list>
            <text:list-item>
              <text:p text:style-name="P9"><text:span text:style-name="T17">setS</text:span>sMotionDetected (condition variable)</text:p>
            </text:list-item>
          </text:list>
        </text:list-item>
      </text:list>
      <text:h text:style-name="P41" text:outline-level="3"><text:soft-page-break/>Threads</text:h>
      <text:h text:style-name="P3" text:outline-level="4"><text:span text:style-name="T6">main_</text:span>thread_<text:span text:style-name="T11">pushToBuffer</text:span></text:h>
      <text:p text:style-name="P27">NOT saveToDiskRunning</text:p>
      <text:list xml:id="list2520745779" text:style-name="L3">
        <text:list-item>
          <text:p text:style-name="P6">read frames from webcam</text:p>
        </text:list-item>
        <text:list-item>
          <text:p text:style-name="P6">push frame to <text:span text:style-name="T5">head of </text:span>ring<text:span text:style-name="T5"> </text:span>buffer</text:p>
        </text:list-item>
        <text:list-item>
          <text:p text:style-name="P6">delete last frame, if ring buffer full</text:p>
        </text:list-item>
        <text:list-item>
          <text:p text:style-name="P12">if activateSaveToDisk</text:p>
          <text:list>
            <text:list-item>
              <text:p text:style-name="P12">set <text:span text:style-name="T8">isBufferAccessible</text:span></text:p>
            </text:list-item>
            <text:list-item>
              <text:p text:style-name="P14">cndBufferAccessible.notify</text:p>
            </text:list-item>
          </text:list>
        </text:list-item>
      </text:list>
      <text:p text:style-name="P13">IS SaveToDiskRunning</text:p>
      <text:list xml:id="list225028361485367" text:continue-numbering="true" text:style-name="L3">
        <text:list-item>
          <text:p text:style-name="P6">push frame to head of ring buffer (with lock_guard)</text:p>
        </text:list-item>
        <text:list-item>
          <text:p text:style-name="P14">cndBufferAccessible.notify</text:p>
        </text:list-item>
        <text:list-item>
          <text:p text:style-name="P17">other thread sets saveToDiskRunning mode</text:p>
        </text:list-item>
      </text:list>
      <text:h text:style-name="P3" text:outline-level="4">thread_saveToDisk</text:h>
      <text:p text:style-name="P27">implemention with <text:span text:style-name="T6">just </text:span>one cndVar</text:p>
      <text:p text:style-name="P19">while !terminateThread</text:p>
      <text:list xml:id="list225029445099298" text:continue-numbering="true" text:style-name="L3">
        <text:list-item>
          <text:p text:style-name="P18">wait for cndBufferAccessible</text:p>
        </text:list-item>
        <text:list-item>
          <text:p text:style-name="P12"><text:span text:style-name="T7">if </text:span>first access<text:span text:style-name="T7"> (activate &amp; !saveToDiskRunning)</text:span></text:p>
          <text:list>
            <text:list-item>
              <text:p text:style-name="P20">open new file</text:p>
            </text:list-item>
            <text:list-item>
              <text:p text:style-name="P20">set SaveToDiskRunning</text:p>
            </text:list-item>
          </text:list>
        </text:list-item>
        <text:list-item>
          <text:p text:style-name="P21">repeat = true</text:p>
        </text:list-item>
        <text:list-item>
          <text:p text:style-name="P21">while (repeat)</text:p>
          <text:list>
            <text:list-item>
              <text:p text:style-name="P21">lock_guard<text:span text:style-name="T6"> bufferAccess</text:span><text:line-break/>lastFrame = buffer.end.copy<text:line-break/>repeat = buffer.size &gt; 1</text:p>
            </text:list-item>
            <text:list-item>
              <text:p text:style-name="P21">write lastFrame to file</text:p>
            </text:list-item>
          </text:list>
        </text:list-item>
        <text:list-item>
          <text:p text:style-name="P12">set waitingForNewFrame</text:p>
        </text:list-item>
        <text:list-item>
          <text:p text:style-name="P20">if stop save to disk (!activate)</text:p>
          <text:list>
            <text:list-item>
              <text:p text:style-name="P20">close file</text:p>
            </text:list-item>
            <text:list-item>
              <text:p text:style-name="P14">reset SaveToDisk runnin<text:span text:style-name="T9">g</text:span></text:p>
            </text:list-item>
            <text:list-item>
              <text:p text:style-name="P22"><text:soft-page-break/>signal: <text:span text:style-name="T10">isNewMotionFileAvail to thread_getMotionFileName</text:span></text:p>
            </text:list-item>
          </text:list>
        </text:list-item>
      </text:list>
      <text:p text:style-name="P39">thread_getMotionFileName</text:p>
      <text:list xml:id="list225029909196788" text:continue-numbering="true" text:style-name="L3">
        <text:list-item>
          <text:p text:style-name="P11"><text:span text:style-name="T11">Handshake with LocalToCloud</text:span></text:p>
          <text:list>
            <text:list-item>
              <text:p text:style-name="P33"><text:span text:style-name="T13">motionFileName stores the name of the saved file</text:span></text:p>
            </text:list-item>
            <text:list-item>
              <text:p text:style-name="P33"><text:span text:style-name="T13">option: implement as vector of strings in order to avoid hand shake and timing issues in coordination with module LocalToCloud, e.g. new motionFileName provided when old one has not been fetched yet</text:span></text:p>
            </text:list-item>
          </text:list>
        </text:list-item>
      </text:list>
      <text:h text:style-name="Heading_20_3" text:outline-level="3">Timing</text:h>
      <text:list xml:id="list1954780190" text:style-name="L6">
        <text:list-item>
          <text:p text:style-name="P34"><text:span text:style-name="T15">pass 1: </text:span></text:p>
          <text:list>
            <text:list-item>
              <text:p text:style-name="P34"><text:span text:style-name="T14">pushToBuffer reads state of setSaveToDisk and notifies saveMotionToDisk thread: bufferAccessible</text:span></text:p>
            </text:list-item>
            <text:list-item>
              <text:p text:style-name="P34"><text:span text:style-name="T15">saveMotionToDisk resumes execution after wait condition</text:span></text:p>
            </text:list-item>
            <text:list-item>
              <text:p text:style-name="P35">if setSaveToDisk has been changed to false in the meantime, startWriting is not executed<text:span text:style-name="T16">:<text:line-break/>fixed: startWriting = !m_saveToDiskRunning</text:span></text:p>
            </text:list-item>
          </text:list>
        </text:list-item>
      </text:list>
      <text:p text:style-name="P23"/>
      <text:h text:style-name="Heading_20_1" text:outline-level="1">Class MotionDetection</text:h>
      <text:h text:style-name="Heading_20_3" text:outline-level="3">Purpose</text:h>
      <text:list xml:id="list2930935084" text:style-name="L4">
        <text:list-item>
          <text:p text:style-name="P28"><text:span text:style-name="T11">detect motion</text:span></text:p>
        </text:list-item>
        <text:list-item>
          <text:p text:style-name="P26">signal if motion above following limits</text:p>
          <text:list>
            <text:list-item>
              <text:p text:style-name="P29">% of image area</text:p>
            </text:list-item>
            <text:list-item>
              <text:p text:style-name="P29">consecutive number of frames</text:p>
            </text:list-item>
          </text:list>
        </text:list-item>
      </text:list>
      <text:h text:style-name="Heading_20_3" text:outline-level="3"><text:span text:style-name="T5">Functionality</text:span></text:h>
      <text:p text:style-name="P2">executed in main thread</text:p>
      <text:list xml:id="list225029157418556" text:continue-list="list225029909196788" text:style-name="L3">
        <text:list-item>
          <text:p text:style-name="P24">do background subtraction</text:p>
        </text:list-item>
        <text:list-item>
          <text:p text:style-name="P15">if !isMotion flag and motion intensity above threshold for conscutive number of frames</text:p>
          <text:list>
            <text:list-item>
              <text:p text:style-name="P16">set enableSaveToDisk mode</text:p>
            </text:list-item>
            <text:list-item>
              <text:p text:style-name="P15">set isMotion flag</text:p>
            </text:list-item>
          </text:list>
        </text:list-item>
        <text:list-item>
          <text:p text:style-name="P25">if <text:span text:style-name="T5">isMotion flag and motion intensity below threshold for conscutive number of frames</text:span></text:p>
          <text:list>
            <text:list-item>
              <text:p text:style-name="P15">reset enableSaveToDisk mode</text:p>
            </text:list-item>
            <text:list-item>
              <text:p text:style-name="P15"><text:soft-page-break/>reset isMotion flag</text:p>
              <text:p text:style-name="P15"/>
            </text:list-item>
          </text:list>
        </text:list-item>
      </text:list>
      <text:h text:style-name="Heading_20_1" text:outline-level="1">Class LocalToCloud</text:h>
      <text:h text:style-name="Heading_20_3" text:outline-level="3">Purpose</text:h>
      <text:list xml:id="list1829628729" text:style-name="L5">
        <text:list-item>
          <text:p text:style-name="P32"><text:span text:style-name="T12">transfer locally generated motion files to cloud storage</text:span></text:p>
        </text:list-item>
        <text:list-item>
          <text:p text:style-name="P31">delete files in cloud storage after parametrizable period of time</text:p>
        </text:list-item>
      </text:list>
      <text:p text:style-name="P30"/>
      <text:h text:style-name="Heading_20_1" text:outline-level="1">Class VideoCaptureSimu</text:h>
      <text:h text:style-name="Heading_20_3" text:outline-level="3">Purpose</text:h>
      <text:list xml:id="list145192842" text:style-name="L7">
        <text:list-item>
          <text:p text:style-name="P36">simulate opencv VideoCapture class with mainly compatible API (main functions)</text:p>
        </text:list-item>
        <text:list-item>
          <text:p text:style-name="P36">generates synthetic frames of parametrizable size and frame rate</text:p>
        </text:list-item>
        <text:list-item>
          <text:p text:style-name="P36">stamp printed on image</text:p>
        </text:list-item>
        <text:list-item>
          <text:p text:style-name="P36">additional frame count and time stamp encoded in pixels for testing purposes</text:p>
        </text:list-item>
        <text:list-item>
          <text:p text:style-name="P36">pixel(0,0) = frame count as int (starting with 0)</text:p>
        </text:list-item>
        <text:list-item>
          <text:p text:style-name="P37">pixel(0,height-1) = time stamp in ms (since instantiation of VideoCaptureSim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lger Grzonka</meta:initial-creator>
    <meta:creation-date>2020-11-13T14:55:57.888022789</meta:creation-date>
    <meta:generator>LibreOffice/6.0.7.3$Linux_X86_64 LibreOffice_project/00m0$Build-3</meta:generator>
    <dc:date>2020-12-13T22:50:28.107807129</dc:date>
    <dc:creator>Holger Grzonka</dc:creator>
    <meta:editing-duration>P1DT13H50M43S</meta:editing-duration>
    <meta:editing-cycles>19</meta:editing-cycles>
    <meta:document-statistic meta:table-count="0" meta:image-count="0" meta:object-count="0" meta:page-count="4" meta:paragraph-count="90" meta:word-count="520" meta:character-count="3364" meta:non-whitespace-character-count="2996"/>
  </office:meta>
</office:document-meta>
</file>